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33d" officeooo:paragraph-rsid="0000833d"/>
    </style:style>
    <style:style style:name="T1" style:family="text">
      <style:text-properties officeooo:rsid="0000a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s:</text:p>
      <text:p text:style-name="P1"/>
      <text:p text:style-name="P1">Sublime Text 3</text:p>
      <text:p text:style-name="P1"/>
      <text:p text:style-name="P1">Altova xmlSpy</text:p>
      <text:p text:style-name="P1"/>
      <text:p text:style-name="P1">Sourcetree<text:span text:style-name="T1">+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2T10:56:51.767000000</dc:date>
    <meta:editing-duration>PT6M11S</meta:editing-duration>
    <meta:editing-cycles>1</meta:editing-cycles>
    <meta:document-statistic meta:table-count="0" meta:image-count="0" meta:object-count="0" meta:page-count="1" meta:paragraph-count="4" meta:word-count="7" meta:character-count="48" meta:non-whitespace-character-count="45"/>
  </office:meta>
</office:document-meta>
</file>